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text-indent="0.5in" style:auto-text-indent="false"/>
    </style:style>
    <style:style style:name="P2" style:family="paragraph" style:parent-style-name="Standard">
      <style:paragraph-properties fo:margin-left="0in" fo:margin-right="0in" fo:margin-top="0in" fo:margin-bottom="0in" loext:contextual-spacing="false" fo:line-height="138%" fo:text-indent="0.5in" style:auto-text-indent="false"/>
    </style:style>
    <style:style style:name="P3" style:family="paragraph" style:parent-style-name="Standard">
      <style:paragraph-properties fo:margin-left="0in" fo:margin-right="0in" fo:margin-top="0in" fo:margin-bottom="0in" loext:contextual-spacing="false" fo:line-height="138%" fo:text-align="center" style:justify-single-word="false" fo:text-indent="0.5in" style:auto-text-indent="false"/>
    </style:style>
    <style:style style:name="P4" style:family="paragraph" style:parent-style-name="Standard">
      <style:paragraph-properties fo:margin-left="0in" fo:margin-right="0in" fo:margin-top="0in" fo:margin-bottom="0in" loext:contextual-spacing="false" fo:line-height="138%" fo:text-align="center" style:justify-single-word="false" fo:text-indent="0.5in" style:auto-text-indent="false" fo:break-before="page"/>
    </style:style>
    <style:style style:name="P5" style:family="paragraph" style:parent-style-name="Standard">
      <style:paragraph-properties fo:margin-left="0in" fo:margin-right="0in" fo:margin-top="0in" fo:margin-bottom="0in" loext:contextual-spacing="false" fo:text-indent="0in" style:auto-text-indent="false"/>
    </style:style>
    <style:style style:name="P6" style:family="paragraph" style:parent-style-name="Standard">
      <style:paragraph-properties fo:margin-left="0in" fo:margin-right="0in" fo:margin-top="0in" fo:margin-bottom="0in" loext:contextual-spacing="false" fo:line-height="138%" fo:text-indent="0in" style:auto-text-indent="false"/>
    </style:style>
    <style:style style:name="P7" style:family="paragraph" style:parent-style-name="Standard" style:master-page-name="Standard">
      <style:paragraph-properties fo:margin-left="0in" fo:margin-right="0in" fo:margin-top="0in" fo:margin-bottom="0in" loext:contextual-spacing="false" fo:text-indent="0.5in" style:auto-text-indent="false" style:page-number="1"/>
    </style:style>
    <style:style style:name="P8" style:family="paragraph" style:parent-style-name="Standard">
      <style:paragraph-properties fo:margin-left="0in" fo:margin-right="0in" fo:margin-top="0in" fo:margin-bottom="0in" loext:contextual-spacing="false" fo:line-height="138%" fo:text-indent="0.5in" style:auto-text-indent="false" fo:break-before="page"/>
    </style:style>
    <style:style style:name="P9" style:family="paragraph" style:parent-style-name="Standard" style:list-style-name="WWNum1">
      <style:paragraph-properties fo:margin-left="0.5in" fo:margin-right="0in" fo:margin-top="0in" fo:margin-bottom="0in" loext:contextual-spacing="true" fo:line-height="138%" fo:text-indent="-0.25in" style:auto-text-indent="false"/>
    </style:style>
    <style:style style:name="P10" style:family="paragraph" style:parent-style-name="Standard" style:list-style-name="">
      <style:paragraph-properties fo:margin-left="0.5in" fo:margin-right="0in" fo:margin-top="0in" fo:margin-bottom="0in" loext:contextual-spacing="true" fo:line-height="138%" fo:text-indent="-0.25in" style:auto-text-indent="false" fo:break-before="page"/>
    </style:style>
    <style:style style:name="P11" style:family="paragraph" style:parent-style-name="Standard" style:list-style-name="WWNum1">
      <style:paragraph-properties fo:margin-left="1in" fo:margin-right="0in" fo:margin-top="0in" fo:margin-bottom="0in" loext:contextual-spacing="true" fo:line-height="138%" fo:text-indent="-0.25in" style:auto-text-indent="false"/>
    </style:style>
    <style:style style:name="P12" style:family="paragraph" style:parent-style-name="Standard" style:list-style-name="WWNum1">
      <style:paragraph-properties fo:margin-left="1.5in" fo:margin-right="0in" fo:margin-top="0in" fo:margin-bottom="0in" loext:contextual-spacing="true" fo:line-height="138%" fo:text-indent="-0.25in" style:auto-text-indent="false"/>
    </style:style>
    <style:style style:name="T1" style:family="text">
      <style:text-properties fo:font-style="italic" style:font-style-asian="italic"/>
    </style:style>
    <style:style style:name="T2"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he Holodomor: Echos of the Forgotten</text:p>
      <text:p text:style-name="P1"/>
      <text:p text:style-name="P3"/>
      <text:p text:style-name="Standard"/>
      <text:p text:style-name="P4"/>
      <text:p text:style-name="P3"/>
      <text:p text:style-name="P2">SUMMARY:</text:p>
      <text:p text:style-name="P1"/>
      <text:p text:style-name="P2"><text:tab/>This essay will deal with the complex topic of the Holodomor. <text:s/>We will first talk about the events leading up to the holodomor, touching motivations with some brevity. <text:s/>Next we will talk about the media cover-up that followed the Holodomor and the falsification of papers performed by Stalin’s regime. <text:s/>After this we will discuss modern Holodomor denialism, while countering common arguments they use. <text:s/>Last but not least we will revisit the motivation behind the Holodomor and explain why the tragedy is still extremely relevant today.</text:p>
      <text:p text:style-name="P1"/>
      <text:p text:style-name="P2">OUTLINE:</text:p>
      <text:p text:style-name="P1"/>
      <text:list xml:id="list7907593620361582526" text:style-name="WWNum1">
        <text:list-item>
          <text:p text:style-name="P9">Introduction</text:p>
          <text:list>
            <text:list-item>
              <text:p text:style-name="P11">Hook</text:p>
            </text:list-item>
            <text:list-item>
              <text:p text:style-name="P11">Thesis</text:p>
              <text:list>
                <text:list-item>
                  <text:p text:style-name="P12">“Let us take an inside look at the events that occurred, the motivation behind them, the cover-up by the media, and the relevance of the events today.”</text:p>
                </text:list-item>
              </text:list>
            </text:list-item>
          </text:list>
        </text:list-item>
        <text:list-item>
          <text:p text:style-name="P9">The holodomor itself</text:p>
          <text:list>
            <text:list-item>
              <text:p text:style-name="P11">Events leading up to it</text:p>
              <text:list>
                <text:list-item>
                  <text:p text:style-name="P12">Soviet Revolution</text:p>
                </text:list-item>
                <text:list-item>
                  <text:p text:style-name="P12">Leningrad</text:p>
                </text:list-item>
                <text:list-item>
                  <text:p text:style-name="P12">Stalingrad</text:p>
                </text:list-item>
              </text:list>
            </text:list-item>
            <text:list-item>
              <text:p text:style-name="P11">The tragedy itself</text:p>
              <text:list>
                <text:list-item>
                  <text:p text:style-name="P12">Village blacklisting</text:p>
                </text:list-item>
                <text:list-item>
                  <text:p text:style-name="P12">Financial liquidation via</text:p>
                </text:list-item>
              </text:list>
            </text:list-item>
          </text:list>
        </text:list-item>
        <text:list-item>
          <text:p text:style-name="P9">Denial by the soviets</text:p>
          <text:list>
            <text:list-item>
              <text:p text:style-name="P11">Media coverup</text:p>
              <text:list>
                <text:list-item>
                  <text:p text:style-name="P12">Discus independent actors</text:p>
                </text:list-item>
              </text:list>
            </text:list-item>
            <text:list-item>
              <text:p text:style-name="P11">Contemporary denial</text:p>
            </text:list-item>
          </text:list>
        </text:list-item>
        <text:list-item>
          <text:p text:style-name="P9">Why it matters</text:p>
          <text:list>
            <text:list-item>
              <text:p text:style-name="P11">Revisit motivation</text:p>
            </text:list-item>
            <text:list-item>
              <text:p text:style-name="P11">Explain Ukrainian Ultra-nationalism</text:p>
              <text:list>
                <text:list-item>
                  <text:p text:style-name="P12">A30B</text:p>
                </text:list-item>
              </text:list>
            </text:list-item>
            <text:list-item>
              <text:p text:style-name="P11">Explain situation repeating itself</text:p>
            </text:list-item>
          </text:list>
        </text:list-item>
        <text:list-item>
          <text:p text:style-name="P9">Closing words</text:p>
        </text:list-item>
      </text:list>
      <text:p text:style-name="P10"/>
      <text:p text:style-name="P8">From 1932-1933 this tragedy killed more people than the Holocaust, with estimates around seven million. <text:s/>Nationalism, global markets, increasing authoritarianism, atheism, food supplies, and classism; these were the conditions that made the little known Ukrainian genocide possible. <text:s/>The Holodomor, or death by hunger, is a forgotten tragedy, covered up by Soviet subversives, that is still highly relevant today. <text:s/>Let us take an inside look at the events that occurred, the motivation behind them, the cover-up by the media, and the relevance of the events today.</text:p>
      <text:p text:style-name="P1"/>
      <text:p text:style-name="P2">Our story begins at the turn of the century. <text:s/>During the February revolution of 1917, a provisional government was set up in the Ukrainian territories after its separation from the Petrograd (Russian Empire). <text:s/>Although the new provisional government was no longer associated with Imperial Russia, it was still fairly similar to it in structure and in behavior. <text:s/>When the Petrograd was overthrown in Russia and replaced with the Leningrad (Lenin’s rule over Russia), a small squabble erupted over whether they to should become a Soviet state. <text:s/>This debate was quickly finished after a military squabble that resulted in experienced Ukrainian Ultra-Nationalists kicking the small untrained Bolshevik force to the curb. <text:s/>This peace was not long enjoyed (<text:span text:style-name="T1">Russia under Lenin and Stalin.1921-1939</text:span>) (<text:span text:style-name="T1">History of Ukraine - the Soviet Union Period</text:span>) (<text:span text:style-name="T1">Why Ukraine Is Such A Big Deal For Russia</text:span>).</text:p>
      <text:p text:style-name="P1"/>
      <text:p text:style-name="P2">From the period of 1918 to 1921, the Ukrainians fought multiple forces in a full scale war. <text:s/>Russian and Ukrainian Nationalists fought to the death for a country they both considered to be their own. <text:s/>The Russians believed that the Ukrainian territories belonged to them, as they had during Russia’s imperial period. <text:s/>They also viewed the territory as “padding” against outside forces. <text:s/>With the rise of the Emperor in Japan and the growing popularity of the National Socialist (Nazi) party in Germany, tensions were at an all time high. <text:s/>If they were invaded, Ukraine and multiple other states would act as a buffer, allowing Russia enough time to act (<text:span text:style-name="T1">Why Ukraine Is Such A Big Deal For Russia</text:span>) (<text:span text:style-name="T1">Ukraine: The Perpetual Buffer State</text:span>).</text:p>
      <text:p text:style-name="P1"/>
      <text:p text:style-name="P2">Ukrainians believed that these ancestral lands belonged to them. <text:s/>After having gained freedom from two centuries under Tsarist rule, the Ukrainian nationalists were not going to leave their home without a fight. <text:s/>Although they had been under Russian rule for a very long time, Ukrainians still had a fairly unique culture and language which was more akin to the west than the east. (<text:span text:style-name="T1">Why Ukraine Is Such A Big Deal For Russia</text:span>)</text:p>
      <text:p text:style-name="P1"/>
      <text:p text:style-name="P2">After multiple crushing defeats, the Ukrainians fell to the Soviets. <text:s/>The first government instituted by Lenin was not at all bad. <text:s/>After some careful examination of the region, he realized that the area depended on a rural economy to trade its grain for profit, and with the territory being one of the top food producers in Europe, he could not complain. <text:s/>They were allowed <text:soft-page-break/>considerable market freedom so that they could continue producing food at a steady rate (<text:span text:style-name="T1">Russia under Lenin and Stalin</text:span>).</text:p>
      <text:p text:style-name="P1"/>
      <text:p text:style-name="P2">Under the so called “leningrad,” Ukraine did quite well for itself. <text:s/>It developed a much more independent culture, and it’s leaders acted in a much more independent way. <text:s/>However this new found independence was scary to Soviet leadership. <text:s/>With Stalin now in power, Russia viewed Ukraine’s independence from their culture as a threat to the USSR, and because the Ukrainians were more influenced by the west than the east, the fear was that Ukraine would eventually become yet another enemy bordering Russia. (<text:span text:style-name="T1">Russia under Lenin and Stalin</text:span>)</text:p>
      <text:p text:style-name="P1"/>
      <text:p text:style-name="P2">Stalin wanted a different USSR. <text:s/>With the majority of the USSR’s population living in a rural setting, Russia was in no way ready for another World War. <text:s/>In World War One, nearly all of the countries fighting against Germany had been outclassed in industry and technology. <text:s/>A rural country such as Russia simply could not produce the large arms to compete with with German U-boats. <text:s/>Stalin knew that the whole country had to industrialize; quickly. <text:s/>Almost every single world power, save them, had strong heavy industry, yet Russia had none. (<text:span text:style-name="T1">Stalin - the Five-year Plans</text:span>)</text:p>
      <text:p text:style-name="P1"/>
      <text:p text:style-name="P2">To flip his country around, Stalin started what he called the Five Year Plan. <text:s/>In this plan, he outlined the idea of collective farming. <text:s/>Collective farming, or kolkhoz, was the idea that small land tenant farmers needed to be grouped together into larger state run farms. <text:s/>From these state run farms, they could obtain agricultural equipment that they could use to farm more efficiently (<text:span text:style-name="T1">Russia under Lenin and Stalin</text:span>) (<text:span text:style-name="T1">Stalin - the Five-year Plans</text:span>).</text:p>
      <text:p text:style-name="P1"/>
      <text:p text:style-name="P2">It should be no surprise that the Holodomor began on the same year that Hitler rose to power. <text:s/>One of the major campaigning points that the National Socialists had used in their ascent to power was their strength against communist influences. <text:s/>They knew about the holodomor. <text:s/>In a report from the German Consulate to the Embassy, it is stated that “[the ukrainians want] to be recognized as Reich Germans or to acquire [German] citizenship rights and to get help for those that have been exiled. There is not enough bread, villagers are forced to eat unacceptable ersatz [food] and ride into town to buy bread or trade other items (clothes, etc.) for food.” (<text:span text:style-name="T1">Holodomor of 1932-33 Documents and Materials</text:span>)</text:p>
      <text:p text:style-name="P1"/>
      <text:p text:style-name="P2">The framework that allowed for the holodomor to begin was laid down in 1932 with “Resolution of the CC CP(b)U Politburo on measures to strengthen grain procurement.” <text:s/>Within this massive document, it is stated that farms found to be “maliciously sabotaging state grain procurement plans” were to be blacklisted. <text:s/>Blacklisted farm could not receive necessary goods from the state, trade for food from other farms (including privately owned farms), or obtain <text:soft-page-break/>financial assistance from the government. <text:s/>All grain from the farm would be seized, the “counter-revolutionary” elements would be removed (presumably via force), and the farm would be placed under direct control by a committee. (<text:span text:style-name="T1">Holodomor of 1932-33 Documents and Materials</text:span>)</text:p>
      <text:p text:style-name="P1"/>
      <text:p text:style-name="P2">Villages who could not keep up with the Soviet Union’s ever increasing thirst for grain were cut off from the rest of the world through the blacklisting program. <text:s/>Villagers could not travel or trade. <text:s/>With their food gone, they had little to do but to sit in their homes, waiting to die. <text:s/>Exactly 57 villages and 380 collective farms were blacklisted, encompassing a massive 82 districts of Ukraine in total. (<text:span text:style-name="T1">THE UKRAINIAN FAMINE OF 1932-1933 <text:s/>(HOLODOMOR) <text:s/>AS A CRIME OF GENOCIDE</text:span>)</text:p>
      <text:p text:style-name="P1"/>
      <text:p text:style-name="P2">One interesting exception to this rule was granted for the company Torgsin. <text:s/>Torgsin was a precious metal dealer that operated exclusively in the Soviet union. <text:s/>Under a record entitled “Resolution of CC AUCP(b) Politburo on silver purchases by Torgsin” the company was allowed to purchase silver jewelry and coins, with one exception: they could not purchase coins recently issued by the Soviet Union. <text:s/>The silver they could buy was obtained at a rate of 15% under market price, a sweet deal for a company such as it. (<text:span text:style-name="T1">Holodomor of 1932-33 Documents and Materials</text:span>)</text:p>
      <text:p text:style-name="P1"/>
      <text:p text:style-name="P2">Meanwhile in global markets, the USSR was selling massive amounts of grain from Ukraine. <text:s/>In 1933 alone they harvested 68.5 million metric tons of grain. <text:s/>As many Ukrainians starved to death, the food that they had worked so hard to produce flooded the market, driving prices down gradually. (<text:span text:style-name="T1">Natural Disaster and Human Actions in the Soviet Famine of 1931-1933.</text:span>)</text:p>
      <text:p text:style-name="P1"/>
      <text:p text:style-name="P2">At the cost of the livelihood of his people, Stalin had at least partially achieved his goal of forced collectivization. <text:s/>This collectivisation cost the lives of nearly seven million people, but this part of the story is not the most gruesome part. <text:s/>In reality, the most terrifying aspect of this tragedy was the media’s refusal to report on it.</text:p>
      <text:p text:style-name="P1"/>
      <text:p text:style-name="P2">With almost all other great tragedies in the world, the media played a big role bringing about awareness to the issue at hand. <text:s/>When stories of the Holocaust first came about, they flooded the front pages of almost every household newspaper, erupting into a massive situation overnight. <text:s/>However, the media’s reaction to the Holodomor was that of indifference.</text:p>
      <text:p text:style-name="P1"/>
      <text:p text:style-name="P2">When the story of the Holodomor broke to the public, a deluge of misinformation hit the general public. <text:s/>Though in-depth, these reports were not taken seriously by those with power in <text:soft-page-break/>the media, even when they knew the events to be true. (<text:span text:style-name="T1">A Blanket of Silence: The Response of the Western Press Corps in Moscow to the Ukraine Famine of 1932-33</text:span>)</text:p>
      <text:p text:style-name="P1"/>
      <text:p text:style-name="P2">To control the damage done by bad press over the events in the Ukraine, the USSR responded with retaliating news reports. <text:s/>They stated that the famine did not exist, and had a compelling case to as why. <text:s/>The USSR was exporting more grain from the region than was needed to feed the population. <text:s/>It made sense that this grain was excess to most Europeans. <text:s/>Why would a country export grain when it had a famine on its hands? <text:s/>The idea that the Soviets were starving their own people in order to produce the grain in such large quantities was entirely foreign to most Europeans, and the Russians knew this. <text:s/>They played this card to their advantage as much as possible. (<text:span text:style-name="T1">A Blanket of Silence: The Response of the Western Press Corps in Moscow to the Ukraine Famine of 1932-33</text:span>)</text:p>
      <text:p text:style-name="P1"/>
      <text:p text:style-name="P2">However, this alone would never be convincing enough for the entire public. <text:s/>Regardless of what statistics the USSR used, there would always be a significant sum of people that did not believe them unless they could get an “independent actor” to vouch for their side of the story. <text:s/>The first of these people was Walter Duranty. <text:s/>Duranty was a well known journalist and winner of 1932 Pulitzer prize (<text:span text:style-name="T1">New York Times Statement About 1932 Pulitzer Prize Awarded to Walter Duranty</text:span>). <text:s/>Curiously he claimed that the Holodomor was anti-soviet propaganda conceived by reactionaries, even though a report to the British Embassy written by Duranty showed that he was fully aware of the situation (<text:span text:style-name="T1">Holodomor of 1932-33 Documents and Materials</text:span>).</text:p>
      <text:p text:style-name="P1"/>
      <text:p text:style-name="P2">Falling in line almost like dominoes, many prominent people began to claim that the Holodomor was a myth. <text:s/>Prominent visitors to the USSR including George Bernard Shaw, French Prime Minister Édouard Herriot, and <text:s/>H. G. Wells all denied that a famine was ongoing, even after seeing Ukraine unattended (<text:span text:style-name="T1">Stalin-Wells talk / the verbatim record and a discussion</text:span>). <text:s/>Holodomor denialists such as Douglas Tottle often claimed that the famine was a myth created by the National Socialist party in Germany, even after leaders from the Ukrainian communist party publicly verified the existence of the famine. (<text:span text:style-name="T1">Douglas Tottle, Fraud, Famine and Fascism</text:span>)</text:p>
      <text:p text:style-name="P1"/>
      <text:p text:style-name="P6"><text:tab/>The USSR went to further lengths to cover the events up. <text:s/>For example, the 9.5 thousand dead bodies that had been rounded up during the genocide were marked in the official record as having only been 3.9 thousand corpses. <text:s/>In 1939, the USSR falsified its population to make it look bigger than it actually was; making it seem as if Ukraine was on target for population growth. <text:s/>It continued to falsify statements into the 1980’s when the Soviets launched a propaganda campaign to shift the blame to drought. <text:s/>To this day, the Russian Federation claims that it was an accident, denying the chain of events that occurred (<text:span text:style-name="T1">How reliable is Ukraine’s Holodomor history? Note: This is a state backed paper</text:span>).</text:p>
      <text:p text:style-name="P1"><text:soft-page-break/></text:p>
      <text:p text:style-name="P6"><text:tab/>It is not just the Russian Federation that denies the allegations, there are incredible numbers of people today that believe that the Holodomor was not intentional. <text:s/>Let us examine their arguments, and the simple facts required to debunk their ideas.</text:p>
      <text:p text:style-name="P1"/>
      <text:p text:style-name="P6"><text:tab/>The first argument that I commonly see used by Holodomor denialists is one that is borrowed from holocaust revisionist groups. <text:s/>The argument revolves around documents from the USSR at the time; they state that because there is no direct order from the central Soviet government, there is no proof for the idea that the famine was intentional. (<text:span text:style-name="T1">Facts About the Holodomor (And Why Its Fake)</text:span>)</text:p>
      <text:p text:style-name="P1"/>
      <text:p text:style-name="P6"><text:tab/>The reason this is false is because there is in fact a piece of legislation that allows for the Holodomor to take place. <text:s/>In “Resolution of the CC CP(b)U Politburo on measures to strengthen grain procurement” the criteria to blacklist villages and the punishment the act entails are detailed at length. <text:s/>Although they are technically true in stating that there was no explicit order, they most definitely enacted the framework needed for the genocide to occur in a manner that was designed for abuse. (<text:span text:style-name="T1">Holodomor of 1932-33 Documents</text:span>)</text:p>
      <text:p text:style-name="P1"/>
      <text:p text:style-name="P6"><text:tab/>The next argument for this states that although there was a famine, it was not intentional. <text:s/>They claim that the grain export data from Ukraine shows that there was a dive in exports during the famine, and then a sharp rise. <text:s/>A variation of this states that the unintentional nature of the famine is illustrated by the high export data. (<text:span text:style-name="T1">Facts About the Holodomor (And Why Its Fake)</text:span>) (<text:span text:style-name="T1">More on the Fake “Holodomor”</text:span>)</text:p>
      <text:p text:style-name="P1"/>
      <text:p text:style-name="P6"><text:tab/>These two similar arguments can yet again be easily defeated. <text:s/>The flaw in the first argument lies in the timing of the export data. <text:s/>If the numbers for the data was offset by a year, it would be plausible, but the height of the grain export for the USSR was during the years that the Holodomor took place. <text:s/>The second argument is conflicting. <text:s/>How can starvation occur during a year of incredibly high yields from the region? <text:s/>Furthermore, if the famine was not intentional then why was it next to impossible to obtain grain without precious metals? <text:s/>Wouldn’t prices be low in a year of such vast exports?</text:p>
      <text:p text:style-name="P1"/>
      <text:p text:style-name="P6"><text:tab/>The last and most common argument is the age old “Nazi propaganda” myth. <text:s/>Holodomor denialists claim that the Ukrainian nationalists, who are secretly National Socialists (Nazis), spread the myth of the Holodomor as their own version of the Holocaust. <text:s/>They claim that because of the origin of this information, it cannot be trusted. (<text:span text:style-name="T1">Facts About the Holodomor (And Why Its Fake)</text:span>) (<text:span text:style-name="T1">More on the Fake “Holodomor”</text:span>)</text:p>
      <text:p text:style-name="P1"/>
      <text:p text:style-name="P6"><text:soft-page-break/><text:tab/>The Holodomor can be confirmed from records published by the Soviet Union. <text:s/>Although information from third parties can sometimes reveal interesting facts about the famine, all records of this can be confirmed via official party routes. <text:s/>Even if the only source pertaining to the holodomor came from Ukrainian Nationalists, the source of the information would not matter, simply its validity. <text:s/>This claim is a “poisoning the well logical fallacy”; a fallacy that involves attacking the character of a man instead of his arguments.</text:p>
      <text:p text:style-name="P1"/>
      <text:p text:style-name="P2">To the Soviet union, these people who unwittingly helped spread Holodomor denial had a name. <text:s/>“Useful idiots” are people who blindly support Communist ideas without actually knowing the agenda behind them; this term was first described by Yuri Bezmenov, a Soviet defector. <text:s/>In a curious interview with Bezmenov, he explains the tactics used by the USSR to sway media and influence the public. <text:s/>He states that they actively investigated groups that be used to push their cause (<text:span text:style-name="T1">G. Edward Griffin Interview Of Yuri Bezmenov</text:span>). <text:s/>I would not be surprised if people who still deny the Holodomor today are the result of such Soviet propaganda campaigns.</text:p>
      <text:p text:style-name="P1"/>
      <text:p text:style-name="P2">To be completely honest, I must admit that there is one reason that the Holodomor might seem implausible to these people. <text:s/>This reason is simple: there is no clear motivation for the actions taken by the Stalingrad during this period. <text:s/>After looking at the evidence from afar, we can make a few educated extrapolations about Stalin’s line of thinking at the time. <text:s/>I would like to propose the idea that this man made famine was a rebellion suppression tactic designed to keep the USSR in control of its puppet states.</text:p>
      <text:p text:style-name="P1"/>
      <text:p text:style-name="P2">Ukrainian Nationalists had major support from the people at the time, and coercing them into rebellion would have been no problem. <text:s/>There were many rich to middle-class farmers who suffered greatly from the USSR’s collectivisation, and would have had the infrastructure to fund such a rebellion. <text:s/>With many countries such as National Socialist controlled Germany taking a hard stance against the Soviets, they would have had no problem with assistance from other major military actors.</text:p>
      <text:p text:style-name="P1"/>
      <text:p text:style-name="P2">The USSR was afraid of losing such a valuable asset as “the breadbasket of Europe”, and as I stressed earlier, they were afraid that they might soon be surrounded by enemies. <text:s/>Russia needed to suppress the already unstable condition of Ukraine. <text:s/>The most clear route to holding back the counterrevolutionary elements was to blacklist the villages that they worked in, effectively cutting them off from the outside world. <text:s/>However there were more villages with opposition elements than originally thought. <text:s/>The Soviets enacted mass grain seizures and seclusion from the rest of the world in an attempt to prevent any sort of infrastructure build up <text:soft-page-break/>over time. <text:s/>Russia liquidated any financial resources from the cities and towns via companies such as Torgsin, and ousted political leaders that could have gained popular support.</text:p>
      <text:p text:style-name="P1"/>
      <text:p text:style-name="P2">What is truly scary is that we are seeing a similar version of this situation being echoed in the current conflict between Ukraine and the USSR. <text:s/>On the Ukrainian side, hard line nationalism rules. <text:s/>These ultra-nationalistic elements are borderline neo-nazi in nature. <text:s/>For example, A30B or AZOV was a volunteer battalion that fought in the recent Russian-Ukrainian conflict. <text:s/>A30B was eventually integrated into the Ukrainian military as a sort of martial police force after the war. <text:s/>The Azov battalion used well known fascist imagery such as the wolfsangel and the black sun in its patches and flags during the war, and still uses a cross between an SS bolt and a Wolfsangel today. (<text:span text:style-name="T1">Azov fighters are Ukraine's greatest weapon and may be its greatest threat</text:span>)</text:p>
      <text:p text:style-name="P1"/>
      <text:p text:style-name="P2">The Russian Federation fears being surrounded by hostile territories today just as it had in the days of the USSR. <text:s/>With the EU to the west and the US to the east, Russia perceives itself to be caught in between a rock and a hard-place. <text:s/>The Nazi imagery used by paramilitary forces during the war simply adds fuel to the fire of suspicion, and may not have been the best idea in the long run. (<text:span text:style-name="T1">Why Ukraine Is Such A Big Deal For Russia</text:span>)</text:p>
      <text:p text:style-name="P1"/>
      <text:p text:style-name="P2">The Holodomor is one of the least known yet most important famines in human history. <text:s/>With millions of people dead, this topic is a mess of falsified media stories, incoherent records, denial, and rebellion. <text:s/>The events that took place from 1932 to 1933 continue to have influence over us even today; the lasting effects of this event will not dissipate any time soon.</text:p>
      <text:p text:style-name="P3"/>
      <text:p text:style-name="Standard"/>
      <text:p text:style-name="P4"/>
      <text:p text:style-name="P3">Works cited:</text:p>
      <text:p text:style-name="P1"/>
      <text:p text:style-name="P1"/>
      <text:p text:style-name="P2">Holodomor resources:</text:p>
      <text:p text:style-name="P2"/>
      <text:p text:style-name="P2">"History of Ukraine - the Soviet Union Period." <text:span text:style-name="T1">History of Ukraine</text:span>. UkraineTrek, n.d. Web. 20 May 2016. </text:p>
      <text:p text:style-name="P6">&lt;<text:a xlink:type="simple" xlink:href="http://ukrainetrek.com/about-ukraine-history/soviet-union-period" text:style-name="Internet_20_link" text:visited-style-name="Visited_20_Internet_20_Link"><text:span text:style-name="T2">http://ukrainetrek.com/about-ukraine-history/soviet-union-period</text:span></text:a>&gt;.</text:p>
      <text:p text:style-name="P6"/>
      <text:p text:style-name="P2">Friedman, George. "Ukraine: The Perpetual Buffer State | RealClearWorld." <text:span text:style-name="T1">Ukraine: The Perpetual Buffer State | RealClearWorld</text:span>. Real Clear World, 28 Jan. 2014. Web. 20 May 2016. &lt;<text:a xlink:type="simple" xlink:href="http://www.realclearworld.com/articles/2014/01/28/ukraine_the_perpetual_buffer_state.html" text:style-name="Internet_20_link" text:visited-style-name="Visited_20_Internet_20_Link"><text:span text:style-name="T2">http://www.realclearworld.com/articles/2014/01/28/ukraine_the_perpetual_buffer_state.html</text:span></text:a>&gt;.</text:p>
      <text:p text:style-name="P5"/>
      <text:p text:style-name="P2">"Russia under Lenin and Stalin.1921-1939." <text:span text:style-name="T1">Russia under Lenin and Stalin.1921-1939.</text:span> University of Kansas. Web. 15 May 2016. &lt;<text:a xlink:type="simple" xlink:href="http://acienciala.faculty.ku.edu/communistnationssince1917/ch3.html" text:style-name="Internet_20_link" text:visited-style-name="Visited_20_Internet_20_Link"><text:span text:style-name="T2">http://acienciala.faculty.ku.edu/communistnationssince1917/ch3.html</text:span></text:a>&gt;.</text:p>
      <text:p text:style-name="P2"/>
      <text:p text:style-name="P2">"THE UKRAINIAN FAMINE OF 1932-193." <text:span text:style-name="T1">THE UKRAINIAN FAMINE OF 1932-193</text:span>. Dansk Ukrainsk, n.d. Web. 20 May 2016. &lt;<text:a xlink:type="simple" xlink:href="http://www.danskukrainsk.dk/the_ukrainian_famine_of_1932193.htm" text:style-name="Internet_20_link" text:visited-style-name="Visited_20_Internet_20_Link"><text:span text:style-name="T2">http://www.danskukrainsk.dk/the_ukrainian_famine_of_1932193.htm</text:span></text:a>&gt;.</text:p>
      <text:p text:style-name="P5"/>
      <text:p text:style-name="P2">Davies, R. W., M. B. Tauger, and S. G. Wheatcroft. "Stalin, Grain Stocks and the Famine of 1932-33." (n.d.): n. pag. Web. 13 May 2016.</text:p>
      <text:p text:style-name="P2">&lt;<text:a xlink:type="simple" xlink:href="http://sovietinfo.tripod.com/WCR-Ukraine_Famine.pdf" text:style-name="Internet_20_link" text:visited-style-name="Visited_20_Internet_20_Link"><text:span text:style-name="T2">http://sovietinfo.tripod.com/WCR-Ukraine_Famine.pdf</text:span></text:a>&gt;.</text:p>
      <text:p text:style-name="P1"/>
      <text:p text:style-name="P2">"Holodomor of 1932-33." N.p., n.d. Web. 13 May 2016. &lt;<text:a xlink:type="simple" xlink:href="http://www.faminegenocide.com/resources/hdocuments.htm" text:style-name="Internet_20_link" text:visited-style-name="Visited_20_Internet_20_Link"><text:span text:style-name="T2">http://www.faminegenocide.com/resources/hdocuments.htm</text:span></text:a>&gt;.</text:p>
      <text:p text:style-name="P1"/>
      <text:p text:style-name="P2">"Stalin - the Five-year Plans." <text:span text:style-name="T1">Stalin - the Five-year Plans</text:span>. BBC, n.d. Web. 13 May 2016. &lt;<text:a xlink:type="simple" xlink:href="http://www.bbc.co.uk/schools/gcsebitesize/history/mwh/russia/stalinfiveyearplansrev1.shtml" text:style-name="Internet_20_link" text:visited-style-name="Visited_20_Internet_20_Link"><text:span text:style-name="T2">http://www.bbc.co.uk/schools/gcsebitesize/history/mwh/russia/stalinfiveyearplansrev1.shtml</text:span></text:a>&gt;.</text:p>
      <text:p text:style-name="P1"/>
      <text:p text:style-name="P2">Tauger,<text:tab/> Mark B. "Natural Disaster and Human Actions in the Soviet Famine of 1931-1933." (2001): n. pag. University of Pittsburgh. Web. 13 May 2016. &lt;<text:a xlink:type="simple" xlink:href="http://www.as.wvu.edu/history/Faculty/Tauger/Tauger,%20Natural%20Disaster%20and%20Human%20Actions.pdf" text:style-name="Internet_20_link" text:visited-style-name="Visited_20_Internet_20_Link"><text:span text:style-name="T2">http://www.as.wvu.edu/history/Faculty/Tauger/Tauger,%20Natural%20Disaster%20and%20Human%20Actions.pdf</text:span></text:a>&gt;.</text:p>
      <text:p text:style-name="P1"/>
      <text:p text:style-name="P2"><text:soft-page-break/>Taylor, Sally J. "A Blanket of Silence: The Response of the Western Press Corps in Moscow to the Ukraine Famine of 1932-33." <text:span text:style-name="T1">A Blanket of Silence</text:span>. N.p., n.d. Web. 13 May 2016. &lt;<text:a xlink:type="simple" xlink:href="http://www.holodomorsurvivors.ca/A%20blanket%20of%20Silence.html" text:style-name="Internet_20_link" text:visited-style-name="Visited_20_Internet_20_Link"><text:span text:style-name="T2">http://www.holodomorsurvivors.ca/A%20blanket%20of%20Silence.html</text:span></text:a>&gt;.</text:p>
      <text:p text:style-name="P1"/>
      <text:p text:style-name="P2">Media blockade of the Holodomor:</text:p>
      <text:p text:style-name="P1"/>
      <text:p text:style-name="P2">ENGERMAN, DAVID C. "Modernization from the Other Shore: American Observers and the Costs of Soviet Economic Development." ArtUkraine, Apr. 2000. Web. 13 May 2016. &lt;<text:a xlink:type="simple" xlink:href="http://www.artukraine.com/famineart/westobservs.htm" text:style-name="Internet_20_link" text:visited-style-name="Visited_20_Internet_20_Link"><text:span text:style-name="T2">http://www.artukraine.com/famineart/westobservs.htm</text:span></text:a>&gt;.</text:p>
      <text:p text:style-name="P1"/>
      <text:p text:style-name="P2">"New York Times Statement About 1932 Pulitzer Prize Awarded to Walter Duranty." <text:span text:style-name="T1">New York Times Statement About 1932 Pulitzer Prize Awarded to Walter Duranty</text:span>. New York Times, n.d. Web. 13 May 2016. &lt;<text:a xlink:type="simple" xlink:href="https://web.archive.org/web/20070927081606/http://www.nytco.com/company/awards/statement.html" text:style-name="Internet_20_link" text:visited-style-name="Visited_20_Internet_20_Link"><text:span text:style-name="T2">https://web.archive.org/web/20070927081606/http://www.nytco.com/company/awards/statement.html</text:span></text:a>&gt;.</text:p>
      <text:p text:style-name="P1"/>
      <text:p text:style-name="P2">Pugliese, Michael. "Douglas Tottle, Fraud, Famine and Fascism." N.p., 7 Sept. 2003. Web. 13 May 2016. &lt;<text:a xlink:type="simple" xlink:href="http://mailman.lbo-talk.org/2003/2003-September/021722.html" text:style-name="Internet_20_link" text:visited-style-name="Visited_20_Internet_20_Link"><text:span text:style-name="T2">http://mailman.lbo-talk.org/2003/2003-September/021722.html</text:span></text:a>&gt;.</text:p>
      <text:p text:style-name="P1"/>
      <text:p text:style-name="P2">"Stalin-Wells Talk / the Verbatim Record and a Discussion by G.B.Shaw, H.G.Wells, J.M.Keynes, E.Toller and Others. With Three Caricatures and Cover Design by Low, December 1934. (London : New Statesman and Nation, 1934)." <text:span text:style-name="T1">Stalin-Wells Talk</text:span>. Monash University, n.d. Web. 13 May 2016. &lt;<text:a xlink:type="simple" xlink:href="https://web.archive.org/web/20070902093951/http://www.lib.monash.edu.au/exhibitions/communism/com107.html" text:style-name="Internet_20_link" text:visited-style-name="Visited_20_Internet_20_Link"><text:span text:style-name="T2">https://web.archive.org/web/20070902093951/http://www.lib.monash.edu.au/exhibitions/communism/com107.html</text:span></text:a>&gt;.</text:p>
      <text:p text:style-name="P1"/>
      <text:p text:style-name="P2">Contemporary Holodomor Denial Arguments:</text:p>
      <text:p text:style-name="P2">[author’s note: I am fully aware of the credibility of these sources, they were used exclusively in the argument debunking section]</text:p>
      <text:p text:style-name="P1"/>
      <text:p text:style-name="P2">"Facts About the Holodomor (And Why Its Fake)." <text:span text:style-name="T1">Facts About the Holodomor (And Why Its Fake)</text:span>. N.p., n.d. Web. 13 May 2016. &lt;<text:a xlink:type="simple" xlink:href="https://mltheory.wordpress.com/2014/06/07/facts-about-the-holodomor-and-why-its-fake/" text:style-name="Internet_20_link" text:visited-style-name="Visited_20_Internet_20_Link"><text:span text:style-name="T2">https://mltheory.wordpress.com/2014/06/07/facts-about-the-holodomor-and-why-its-fake/</text:span></text:a>&gt;.</text:p>
      <text:p text:style-name="P1"/>
      <text:p text:style-name="P2">"How Reliable Is Ukraine’s Holodomor History?" <text:span text:style-name="T1">How Reliable Is Ukraine’s Holodomor History?</text:span> Russia Times, 28 Sept. 2009. Web. 13 May 2016. &lt;<text:a xlink:type="simple" xlink:href="https://www.rt.com/news/reliable-ukraine-holodomor-history/" text:style-name="Internet_20_link" text:visited-style-name="Visited_20_Internet_20_Link"><text:span text:style-name="T2">https://www.rt.com/news/reliable-ukraine-holodomor-history/</text:span></text:a>&gt;.</text:p>
      <text:p text:style-name="P2"><text:soft-page-break/>[An interesting note on this story is the source. <text:s/>RT is a state operated Russian Newspaper.]</text:p>
      <text:p text:style-name="P1"/>
      <text:p text:style-name="P2">Lindsay, Robert. "More on the Fake “Holodomor”." <text:span text:style-name="T1">More on the Fake “Holodomor”</text:span>. N.p., 1 June 2009. Web. 13 May 2016. &lt;<text:a xlink:type="simple" xlink:href="https://robertlindsay.wordpress.com/2009/06/01/more-on-the-fake-holodomor/" text:style-name="Internet_20_link" text:visited-style-name="Visited_20_Internet_20_Link"><text:span text:style-name="T2">https://robertlindsay.wordpress.com/2009/06/01/more-on-the-fake-holodomor/</text:span></text:a>&gt;.</text:p>
      <text:p text:style-name="P1"/>
      <text:p text:style-name="P2">Other:</text:p>
      <text:p text:style-name="P1"/>
      <text:p text:style-name="P2">Griffin, G. Edward. "G. Edward Griffin Interview Of Yuri Bezmenov." <text:span text:style-name="T1">G. Edward Griffin Interview Of Yuri Bezmenov</text:span>. N.p., 1980. Web. 13 May 2016. &lt;<text:a xlink:type="simple" xlink:href="https://www.youtube.com/watch?v=RS8LA-5fmrs" text:style-name="Internet_20_link" text:visited-style-name="Visited_20_Internet_20_Link"><text:span text:style-name="T2">https://www.youtube.com/watch?v=RS8LA-5fmrs</text:span></text:a>&gt;.</text:p>
      <text:p text:style-name="P2">[Please note that although the person re-posting the interview is heavily biased, the interview itself has not been manipulated and provides a very useful perspective on Soviet Propaganda strategy.]</text:p>
      <text:p text:style-name="P1"/>
      <text:p text:style-name="P2">Walker, Shaun. "Azov Fighters Are Ukraine's Greatest Weapon and May Be Its Greatest Threat." The Guardian, 10 Sept. 2014. Web. 13 May 2016. &lt;<text:a xlink:type="simple" xlink:href="http://www.theguardian.com/world/2014/sep/10/azov-far-right-fighters-ukraine-neo-nazis" text:style-name="Internet_20_link" text:visited-style-name="Visited_20_Internet_20_Link"><text:span text:style-name="T2">http://www.theguardian.com/world/2014/sep/10/azov-far-right-fighters-ukraine-neo-nazis</text:span></text:a>&gt;.</text:p>
      <text:p text:style-name="P1"/>
      <text:p text:style-name="P5"><text:s/><text:tab/>Calamur, Krishnadev. "Why Ukraine Is Such A Big Deal For Russia." NPR Online. National Public Radio, 21 Feb. 2014. Web. 20 May 2016. &lt;<text:a xlink:type="simple" xlink:href="http://www.npr.org/sections/parallels/2014/02/21/280684831/why-ukraine-is-such-a-big-deal-for-russia" text:style-name="Internet_20_link" text:visited-style-name="Visited_20_Internet_20_Link"><text:span text:style-name="T2">http://www.npr.org/sections/parallels/2014/02/21/280684831/why-ukraine-is-such-a-big-deal-for-russia</text:span></text:a>&gt;.</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m0$Build-2</meta:generator>
    <dc:date>2016-10-31T17:47:17.300858431</dc:date>
    <meta:editing-duration>PT29S</meta:editing-duration>
    <meta:editing-cycles>1</meta:editing-cycles>
    <meta:document-statistic meta:table-count="0" meta:image-count="0" meta:object-count="0" meta:page-count="13" meta:paragraph-count="89" meta:word-count="3790" meta:character-count="24357" meta:non-whitespace-character-count="20553"/>
  </office:meta>
</office:document-meta>
</file>